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árok1" table:style-name="ta1">
        <table:shapes>
          <draw:frame draw:z-index="0" draw:style-name="gr1" draw:text-style-name="P1" svg:width="159.97mm" svg:height="90.06mm" svg:x="123.08mm" svg:y="13.59mm">
            <draw:object draw:notify-on-update-of-ranges="Hárok1.B1:Hárok1.B11 Hárok1.A1:Hárok1.A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.264" calcext:value-type="float">
            <text:p>95,26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0.058" calcext:value-type="float">
            <text:p>80,05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68.284" calcext:value-type="float">
            <text:p>68,28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57.565" calcext:value-type="float">
            <text:p>57,56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7.258" calcext:value-type="float">
            <text:p>47,25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6.478" calcext:value-type="float">
            <text:p>36,47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4.825" calcext:value-type="float">
            <text:p>24,82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4.122" calcext:value-type="float">
            <text:p>14,12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.8574" calcext:value-type="float">
            <text:p>5,857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7255" calcext:value-type="float">
            <text:p>1,7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sk" fo:country="S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8:09:06.445188009</meta:creation-date>
    <dc:date>2015-12-06T08:14:45.349387921</dc:date>
    <meta:editing-duration>PT5M39S</meta:editing-duration>
    <meta:editing-cycles>1</meta:editing-cycles>
    <meta:document-statistic meta:table-count="1" meta:cell-count="22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scatter" chart:column-mapping="1 0" chart:style-name="ch1">
        <chart:legend svg:x="0cm" svg:y="0cm" style:legend-expansion="custom" chartooo:width="15.998cm" chartooo:height="9.007cm" style:legend-expansion-aspect-ratio="1.77617408682136" chart:style-name="ch2"/>
        <chart:plot-area chart:style-name="ch3" table:cell-range-address="Hárok1.A1:Hárok1.B11" svg:x="0.319cm" svg:y="0.18cm" svg:width="15.36cm" svg:height="8.647cm">
          <chartooo:coordinate-region svg:x="1.046cm" svg:y="0.42cm" svg:width="14.353cm" svg:height="7.6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árok1.A1:Hárok1.A11" chart:class="chart:scatter">
            <chart:domain table:cell-range-address="Hárok1.B1:Hárok1.B11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B</text:p>
              </table:table-cell>
              <table:table-cell office:value-type="string">
                <text:p>Stĺpec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.264">
                <text:p>95.264</text:p>
                <draw:g>
                  <svg:desc>Hárok1.B1:Hárok1.B11</svg:desc>
                </draw:g>
              </table:table-cell>
              <table:table-cell office:value-type="float" office:value="0">
                <text:p>0</text:p>
                <draw:g>
                  <svg:desc>Hárok1.A1:Hárok1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.058">
                <text:p>80.05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.284">
                <text:p>68.2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565">
                <text:p>57.56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258">
                <text:p>47.25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478">
                <text:p>36.4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825">
                <text:p>24.8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122">
                <text:p>14.12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574">
                <text:p>5.857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255">
                <text:p>1.72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